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Courier New" svg:font-family="'Courier New'" style:font-family-generic="modern" style:font-pitch="fixed"/>
    <style:font-face style:name="0" svg:font-family="0"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 style:family="paragraph" style:parent-style-name="Standard">
      <style:text-properties fo:font-size="12pt" fo:language="en" fo:country="US" fo:font-weight="bold" style:font-size-asian="12pt" style:font-weight-asian="bold"/>
    </style:style>
    <style:style style:name="P3" style:family="paragraph" style:parent-style-name="Standard">
      <style:text-properties fo:font-size="12pt" fo:language="en" fo:country="US" style:font-size-asian="12pt"/>
    </style:style>
    <style:style style:name="P4" style:family="paragraph" style:parent-style-name="Standard">
      <style:paragraph-properties fo:text-align="justify" style:justify-single-word="false"/>
      <style:text-properties fo:font-size="12pt" fo:language="en" fo:country="US" style:font-size-asian="12pt"/>
    </style:style>
    <style:style style:name="P5" style:family="paragraph" style:parent-style-name="Standard">
      <style:text-properties fo:font-size="12pt" fo:language="en" fo:country="US" fo:font-style="italic" style:font-size-asian="12pt" style:font-style-asian="italic"/>
    </style:style>
    <style:style style:name="P6" style:family="paragraph" style:parent-style-name="Standard">
      <style:text-properties fo:font-size="12pt" style:font-size-asian="12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master-page-name="MP0">
      <style:paragraph-properties style:page-number="auto" fo:break-before="page"/>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10" style:family="paragraph" style:parent-style-name="Standard">
      <style:text-properties fo:font-size="12pt" fo:language="en" fo:country="US" fo:font-weight="bold" officeooo:rsid="000b85f9" style:font-size-asian="12pt" style:font-weight-asian="bold"/>
    </style:style>
    <style:style style:name="P11" style:family="paragraph" style:parent-style-name="Standard">
      <style:text-properties fo:font-size="12pt" fo:language="en" fo:country="US" style:font-size-asian="12pt"/>
    </style:style>
    <style:style style:name="P12" style:family="paragraph" style:parent-style-name="Standard">
      <style:text-properties fo:font-size="12pt" fo:language="en" fo:country="US" officeooo:paragraph-rsid="000b85f9" style:font-size-asian="12pt"/>
    </style:style>
    <style:style style:name="P13" style:family="paragraph" style:parent-style-name="Standard">
      <style:text-properties fo:font-size="12pt" fo:language="en" fo:country="US" officeooo:paragraph-rsid="00103c8a" style:font-size-asian="12pt"/>
    </style:style>
    <style:style style:name="P14" style:family="paragraph" style:parent-style-name="Standard">
      <style:text-properties fo:font-size="12pt" fo:language="en" fo:country="US" officeooo:rsid="00103c8a" officeooo:paragraph-rsid="00103c8a" style:font-size-asian="12pt"/>
    </style:style>
    <style:style style:name="P15" style:family="paragraph" style:parent-style-name="Standard">
      <style:paragraph-properties fo:text-align="justify" style:justify-single-word="false"/>
      <style:text-properties fo:font-size="12pt" fo:language="en" fo:country="US" officeooo:rsid="00103c8a" officeooo:paragraph-rsid="0011da47" style:font-size-asian="12pt"/>
    </style:style>
    <style:style style:name="P16" style:family="paragraph" style:parent-style-name="Standard">
      <style:text-properties fo:font-size="12pt" fo:language="en" fo:country="US" officeooo:rsid="0011da47" officeooo:paragraph-rsid="0011da47" style:font-size-asian="12pt"/>
    </style:style>
    <style:style style:name="P17" style:family="paragraph" style:parent-style-name="Standard">
      <style:text-properties fo:font-size="12pt" fo:language="en" fo:country="US" officeooo:rsid="000d5d01" officeooo:paragraph-rsid="000d5d01" fo:background-color="#ffff00" style:font-size-asian="12pt"/>
    </style:style>
    <style:style style:name="P18" style:family="paragraph" style:parent-style-name="Standard">
      <style:text-properties fo:font-size="12pt" fo:language="en" fo:country="US" officeooo:paragraph-rsid="000b85f9" fo:background-color="#ffff00" style:font-size-asian="12pt"/>
    </style:style>
    <style:style style:name="P19" style:family="paragraph" style:parent-style-name="Standard">
      <style:text-properties fo:font-size="12pt" fo:language="en" fo:country="US" officeooo:rsid="00103c8a" officeooo:paragraph-rsid="00103c8a" fo:background-color="#ffff00" style:font-size-asian="12pt"/>
    </style:style>
    <style:style style:name="P20" style:family="paragraph" style:parent-style-name="Standard">
      <style:paragraph-properties fo:text-align="justify" style:justify-single-word="false"/>
      <style:text-properties fo:font-size="12pt" fo:language="en" fo:country="US" officeooo:rsid="00103c8a" officeooo:paragraph-rsid="0011da47" fo:background-color="#ffff00" style:font-size-asian="12pt"/>
    </style:style>
    <style:style style:name="P21" style:family="paragraph" style:parent-style-name="Standard">
      <style:text-properties officeooo:paragraph-rsid="000d5d01"/>
    </style:style>
    <style:style style:name="P22" style:family="paragraph" style:parent-style-name="Standard">
      <style:text-properties style:text-line-through-style="solid" style:text-line-through-type="single" fo:font-size="12pt" fo:language="en" fo:country="US" style:font-size-asian="12pt"/>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paragraph-rsid="0015bc93"/>
    </style:style>
    <style:style style:name="P25" style:family="paragraph" style:parent-style-name="Standard">
      <style:paragraph-properties fo:text-align="justify" style:justify-single-word="false"/>
      <style:text-properties officeooo:paragraph-rsid="001753b4"/>
    </style:style>
    <style:style style:name="T1" style:family="text">
      <style:text-properties fo:font-size="12pt" fo:language="en" fo:country="US" style:font-size-asian="12pt"/>
    </style:style>
    <style:style style:name="T2" style:family="text">
      <style:text-properties fo:font-size="12pt" fo:language="en" fo:country="US" officeooo:rsid="00103c8a" style:font-size-asian="12pt"/>
    </style:style>
    <style:style style:name="T3" style:family="text">
      <style:text-properties fo:font-size="12pt" fo:language="en" fo:country="US" officeooo:rsid="0011da47" style:font-size-asian="12pt"/>
    </style:style>
    <style:style style:name="T4" style:family="text">
      <style:text-properties fo:font-size="12pt" fo:language="en" fo:country="US" officeooo:rsid="0015bc93" style:font-size-asian="12pt"/>
    </style:style>
    <style:style style:name="T5" style:family="text">
      <style:text-properties fo:font-size="12pt" fo:language="en" fo:country="US" officeooo:rsid="001753b4" style:font-size-asian="12pt"/>
    </style:style>
    <style:style style:name="T6" style:family="text">
      <style:text-properties fo:font-size="12pt" fo:language="en" fo:country="US" fo:font-style="italic" style:font-size-asian="12pt" style:font-style-asian="italic"/>
    </style:style>
    <style:style style:name="T7" style:family="text">
      <style:text-properties fo:font-size="12pt" fo:language="en" fo:country="US" fo:font-weight="bold" style:font-size-asian="12pt" style:font-weight-asian="bold"/>
    </style:style>
    <style:style style:name="T8" style:family="text">
      <style:text-properties fo:font-size="12pt" fo:language="en" fo:country="US" officeooo:rsid="000d5d01" fo:background-color="#ffff00" loext:char-shading-value="0" style:font-size-asian="12pt"/>
    </style:style>
    <style:style style:name="T9" style:family="text">
      <style:text-properties fo:font-size="12pt" fo:language="en" fo:country="US" officeooo:rsid="00103c8a" fo:background-color="#ffff00" loext:char-shading-value="0" style:font-size-asian="12pt"/>
    </style:style>
    <style:style style:name="T10" style:family="text">
      <style:text-properties fo:font-size="12pt" fo:language="en" fo:country="US" officeooo:rsid="0011da47" fo:background-color="#ffff00" loext:char-shading-value="0" style:font-size-asian="12pt"/>
    </style:style>
    <style:style style:name="T11" style:family="text">
      <style:text-properties fo:font-size="12pt" fo:language="en" fo:country="US" officeooo:rsid="0015bc93" fo:background-color="#ffff00" loext:char-shading-value="0" style:font-size-asian="12pt"/>
    </style:style>
    <style:style style:name="T12" style:family="text">
      <style:text-properties fo:font-size="12pt" style:font-size-asian="12pt"/>
    </style:style>
    <style:style style:name="T13" style:family="text">
      <style:text-properties style:font-name="Times New Roman"/>
    </style:style>
    <style:style style:name="T14" style:family="text">
      <style:text-properties style:font-name="Times New Roman" fo:font-size="12pt" fo:language="en" fo:country="US" style:font-size-asian="12pt"/>
    </style:style>
    <style:style style:name="T15" style:family="text">
      <style:text-properties style:font-name="Times New Roman" fo:font-size="12pt" fo:language="en" fo:country="US" officeooo:rsid="001753b4" style:font-size-asian="12pt"/>
    </style:style>
    <style:style style:name="T16" style:family="text">
      <style:text-properties style:font-name="Times New Roman" fo:font-size="12pt" fo:language="en" fo:country="US" officeooo:rsid="0015bc93" fo:background-color="#ffff00" loext:char-shading-value="0" style:font-size-asian="12pt"/>
    </style:style>
    <style:style style:name="T17" style:family="text">
      <style:text-properties style:font-name="Times New Roman" fo:font-size="12pt" fo:language="en" fo:country="US" fo:background-color="#ffff00" loext:char-shading-value="0" style:font-size-asian="12pt"/>
    </style:style>
    <style:style style:name="T18" style:family="text">
      <style:text-properties style:font-name="Times New Roman" fo:font-size="12pt" fo:language="en" fo:country="US" officeooo:rsid="001753b4" fo:background-color="#ffff00" loext:char-shading-value="0" style:font-size-asian="12pt"/>
    </style:style>
    <style:style style:name="T19" style:family="text">
      <style:text-properties officeooo:rsid="000b85f9"/>
    </style:style>
    <style:style style:name="T20" style:family="text">
      <style:text-properties officeooo:rsid="000d5d01"/>
    </style:style>
    <style:style style:name="T21" style:family="text">
      <style:text-properties fo:color="#000000" officeooo:rsid="00103c8a" fo:background-color="#ffff00" loext:char-shading-value="0"/>
    </style:style>
    <style:style style:name="T22" style:family="text">
      <style:text-properties fo:color="#000000" fo:background-color="#ffff00" loext:char-shading-value="0"/>
    </style:style>
    <style:style style:name="T23" style:family="text">
      <style:text-properties fo:color="#000000" fo:font-size="12pt" fo:language="en" fo:country="US" officeooo:rsid="000d5d01" fo:background-color="#ffff00" loext:char-shading-value="0" style:font-size-asian="12pt"/>
    </style:style>
    <style:style style:name="T24" style:family="text">
      <style:text-properties fo:color="#000000" officeooo:rsid="0011da47"/>
    </style:style>
    <style:style style:name="T25" style:family="text">
      <style:text-properties fo:color="#000000" style:font-name="Times New Roman1" officeooo:rsid="0011da47"/>
    </style:style>
    <style:style style:name="T26" style:family="text">
      <style:text-properties fo:color="#000000" style:font-name="Times New Roman" officeooo:rsid="0011da47"/>
    </style:style>
    <style:style style:name="T27" style:family="text">
      <style:text-properties officeooo:rsid="000d5d01" fo:background-color="#ffff00" loext:char-shading-value="0"/>
    </style:style>
    <style:style style:name="T28" style:family="text">
      <style:text-properties fo:background-color="#ffff00" loext:char-shading-value="0"/>
    </style:style>
    <style:style style:name="T29" style:family="text">
      <style:text-properties officeooo:rsid="000ed84b" fo:background-color="#ffff00" loext:char-shading-value="0"/>
    </style:style>
    <style:style style:name="T30" style:family="text">
      <style:text-properties officeooo:rsid="001026ba" fo:background-color="#ffff00" loext:char-shading-value="0"/>
    </style:style>
    <style:style style:name="T31" style:family="text">
      <style:text-properties officeooo:rsid="00103c8a" fo:background-color="#ffff00" loext:char-shading-value="0"/>
    </style:style>
    <style:style style:name="T32" style:family="text">
      <style:text-properties officeooo:rsid="0011da47" fo:background-color="#ffff00" loext:char-shading-value="0"/>
    </style:style>
    <style:style style:name="T33" style:family="text">
      <style:text-properties style:text-line-through-style="solid" style:text-line-through-type="single"/>
    </style:style>
    <style:style style:name="T34" style:family="text">
      <style:text-properties style:text-line-through-style="solid" style:text-line-through-type="single" officeooo:rsid="00103c8a"/>
    </style:style>
    <style:style style:name="T35" style:family="text">
      <style:text-properties style:text-line-through-style="solid" style:text-line-through-type="single" fo:background-color="#ffff00" loext:char-shading-value="0"/>
    </style:style>
    <style:style style:name="T36" style:family="text">
      <style:text-properties style:text-line-through-style="solid" style:text-line-through-type="single" officeooo:rsid="00103c8a" fo:background-color="#ffff00" loext:char-shading-value="0"/>
    </style:style>
    <style:style style:name="T37" style:family="text">
      <style:text-properties style:text-line-through-style="solid" style:text-line-through-type="single" fo:font-size="12pt" fo:language="en" fo:country="US" style:font-size-asian="12pt"/>
    </style:style>
    <style:style style:name="T38" style:family="text">
      <style:text-properties style:text-line-through-style="solid" style:text-line-through-type="single" fo:font-size="12pt" fo:language="en" fo:country="US" officeooo:rsid="0011da47" style:font-size-asian="12pt"/>
    </style:style>
    <style:style style:name="T39" style:family="text">
      <style:text-properties style:text-line-through-style="solid" style:text-line-through-type="single" fo:font-size="12pt" fo:language="en" fo:country="US" officeooo:rsid="001346a6" style:font-size-asian="12pt"/>
    </style:style>
    <style:style style:name="T40" style:family="text">
      <style:text-properties style:text-line-through-style="solid" style:text-line-through-type="single" fo:font-size="12pt" fo:language="en" fo:country="US" officeooo:rsid="0015bc93" style:font-size-asian="12pt"/>
    </style:style>
    <style:style style:name="T41" style:family="text">
      <style:text-properties style:text-line-through-style="solid" style:text-line-through-type="single" style:font-name="Times New Roman" fo:font-size="12pt" fo:language="en" fo:country="US" style:font-size-asian="12pt"/>
    </style:style>
    <style:style style:name="T42" style:family="text">
      <style:text-properties style:text-line-through-style="none" style:text-line-through-type="none"/>
    </style:style>
    <style:style style:name="T43" style:family="text">
      <style:text-properties style:text-line-through-style="none" style:text-line-through-type="none" officeooo:rsid="000d5d01" fo:background-color="#ffff00" loext:char-shading-value="0"/>
    </style:style>
    <style:style style:name="T44" style:family="text">
      <style:text-properties style:text-line-through-style="none" style:text-line-through-type="none" fo:font-size="12pt" fo:language="en" fo:country="US" style:font-size-asian="12pt"/>
    </style:style>
    <style:style style:name="T45" style:family="text">
      <style:text-properties style:text-line-through-style="none" style:text-line-through-type="none" fo:font-size="12pt" fo:language="en" fo:country="US" officeooo:rsid="001346a6" style:font-size-asian="12pt"/>
    </style:style>
    <style:style style:name="T46" style:family="text">
      <style:text-properties style:text-line-through-style="none" style:text-line-through-type="none" fo:font-size="12pt" fo:language="en" fo:country="US" officeooo:rsid="001753b4" style:font-size-asian="12pt"/>
    </style:style>
    <style:style style:name="T47" style:family="text">
      <style:text-properties style:text-line-through-style="none" style:text-line-through-type="none" fo:font-size="12pt" fo:language="en" fo:country="US" officeooo:rsid="001346a6" fo:background-color="#ffff00" loext:char-shading-value="0" style:font-size-asian="12pt"/>
    </style:style>
    <style:style style:name="T48" style:family="text">
      <style:text-properties style:text-line-through-style="none" style:text-line-through-type="none" fo:font-size="12pt" fo:language="en" fo:country="US" officeooo:rsid="0013deb4" fo:background-color="#ffff00" loext:char-shading-value="0" style:font-size-asian="12pt"/>
    </style:style>
    <style:style style:name="T49" style:family="text">
      <style:text-properties style:text-line-through-style="none" style:text-line-through-type="none" fo:font-size="12pt" fo:language="en" fo:country="US" officeooo:rsid="0015bc93" fo:background-color="#ffff00" loext:char-shading-value="0" style:font-size-asian="12pt"/>
    </style:style>
    <style:style style:name="T50" style:family="text">
      <style:text-properties style:text-line-through-style="none" style:text-line-through-type="none" fo:font-size="12pt" fo:language="en" fo:country="US" officeooo:rsid="001753b4" fo:background-color="#ffff00" loext:char-shading-value="0" style:font-size-asian="12pt"/>
    </style:style>
    <style:style style:name="T51" style:family="text">
      <style:text-properties style:text-line-through-style="none" style:text-line-through-type="none" style:font-name="Times New Roman" fo:font-size="12pt" fo:language="en" fo:country="US" officeooo:rsid="001346a6" fo:background-color="#ffff00" loext:char-shading-value="0" style:font-size-asian="12pt"/>
    </style:style>
    <style:style style:name="T52" style:family="text">
      <style:text-properties style:text-line-through-style="none" style:text-line-through-type="none" style:font-name="Times New Roman" fo:font-size="12pt" fo:language="en" fo:country="US" officeooo:rsid="0015bc93" fo:background-color="#ffff00" loext:char-shading-value="0" style:font-size-asian="12pt"/>
    </style:style>
    <style:style style:name="T53" style:family="text">
      <style:text-properties style:text-line-through-style="none" style:text-line-through-type="none" style:font-name="Times New Roman" fo:font-size="12pt" fo:language="en" fo:country="US" style:font-size-asian="12pt"/>
    </style:style>
    <style:style style:name="T54" style:family="text">
      <style:text-properties style:text-line-through-style="none" style:text-line-through-type="none" style:font-name="Times New Roman" fo:font-size="12pt" fo:language="en" fo:country="US" officeooo:rsid="0015bc93" style:font-size-asian="12pt"/>
    </style:style>
    <style:style style:name="T55" style:family="text">
      <style:text-properties officeooo:rsid="000ed84b"/>
    </style:style>
    <style:style style:name="T56" style:family="text">
      <style:text-properties officeooo:rsid="00103c8a"/>
    </style:style>
    <style:style style:name="T57" style:family="text">
      <style:text-properties officeooo:rsid="0011da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e-Registration report for Experimental Psychology Lab Study 2019</text:p>
      <text:p text:style-name="P1"/>
      <text:p text:style-name="P2">Research questions</text:p>
      <text:p text:style-name="P1"/>
      <text:p text:style-name="P7"><text:span text:style-name="Absatz-Standardschriftart"><text:span text:style-name="T1">When looking at other people, humans are able to process perceived faces and encode those information in order to form an opinion, or assumption, about the other's personality. Basically, there could be two different forms of processing faces: </text:span></text:span><text:span text:style-name="Absatz-Standardschriftart"><text:span text:style-name="T6">featural processing </text:span></text:span><text:span text:style-name="Absatz-Standardschriftart"><text:span text:style-name="T1">and </text:span></text:span><text:span text:style-name="Absatz-Standardschriftart"><text:span text:style-name="T6">configural processing.</text:span></text:span><text:span text:style-name="Absatz-Standardschriftart"><text:span text:style-name="T1"> </text:span></text:span></text:p>
      <text:p text:style-name="P3"/>
      <text:p text:style-name="P3">Featural processing takes only the facial features (e.g. mouth, nose, eyes) into account, while configural processing takes the configuration of those features into account as well (e.g. eyes over nose over mouth).</text:p>
      <text:p text:style-name="P3"/>
      <text:p text:style-name="P3">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 </text:p>
      <text:p text:style-name="P3"/>
      <text:p text:style-name="P3">All our data and code can be found in our github repository:</text:p>
      <text:p text:style-name="P4"><text:span text:style-name="Absatz-Standardschriftart"><text:span text:style-name="T13">https://github.com/annassommer/XPLabFinal </text:span></text:span></text:p>
      <text:p text:style-name="P3"/>
      <text:p text:style-name="Standard"><text:span text:style-name="Absatz-Standardschriftart"><text:span text:style-name="T7">Hypotheses</text:span></text:span></text:p>
      <text:p text:style-name="P3"/>
      <text:p text:style-name="Standard"><text:span text:style-name="Absatz-Standardschriftart"><text:span text:style-name="T1">1. We predict that “trustworthiness” as a character trait is more often appointed to humans than dominance, which is more often appointed to humans as well as to non-humans. On the other hand, we predict that our participants perceive dominance as a character trait that can be applied to both humans and non-humans. This hypothesis is based on the findings of Wilson et al. </text:span></text:span><text:span text:style-name="Absatz-Standardschriftart"><text:span text:style-name="T12">(2018) in Study 4a of their paper.</text:span></text:span></text:p>
      <text:p text:style-name="P7"/>
      <text:p text:style-name="P3">2. We hypothesize that character traits perceived as being exclusively human rely primarily on the configural processing of faces. Character traits appointed to both humans and non-humans are processed featurally.</text:p>
      <text:p text:style-name="P3"/>
      <text:p text:style-name="P7"><text:span text:style-name="Absatz-Standardschriftart"><text:span text:style-name="T1">If hypothesis (1) is true, we predict that the perception of “trustworthiness” of faces differs more significantly between upside down faces and upright faces than the perception of “dominance”. Upright faces are perceived as more trustworthy than inverted faces because turning a face around disrupts possible </text:span></text:span><text:span text:style-name="Absatz-Standardschriftart"><text:span text:style-name="T6">configural processing</text:span></text:span><text:span text:style-name="Absatz-Standardschriftart"><text:span text:style-name="T1">. On the other hand, the perception of “dominance” should not vary much between upright and inverted faces, as the featural processing of faces is maintained across both conditions. This hypothesis is based on the findings of Wilson et al. </text:span></text:span><text:span text:style-name="Absatz-Standardschriftart"><text:span text:style-name="T12">(2018) in Study 1. of their paper. </text:span></text:span></text:p>
      <text:p text:style-name="Standard"/>
      <text:p text:style-name="P6"/>
      <text:p text:style-name="P2">Study plan</text:p>
      <text:p text:style-name="P3"/>
      <text:p text:style-name="P21"><text:span text:style-name="T1">The study is going to be a web-based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text:span><text:span text:style-name="T8">Specifically we look at the ratings of trustworthiness (“Vertrauenswürdigkeit”) and dominance (Dominanz”). To mitigate the ratings influencing each other we ask for several more ratings of traits (“Selbstsicherheit”, “Aggressivität”, “Geduld”, “Gewissenhaftigkeit”, “Freundlichkeit”, “Extrovertiertheit”, “Höflichkeit”, “Sensibilität”) </text:span></text:p>
      <text:p text:style-name="P21"><text:span text:style-name="T1">In the second part, we explore the effect inversion has on the judgment of faces regarding the two character traits: </text:span><text:span text:style-name="T23">trustworthiness and dominance</text:span><text:span text:style-name="T1">.</text:span></text:p>
      <text:p text:style-name="P2"><text:soft-page-break/></text:p>
      <text:p text:style-name="P2">Participant recruitment</text:p>
      <text:p text:style-name="P2"/>
      <text:p text:style-name="P3">We are going to start recruiting participants as soon as we finish the pre-registration. The recruitment will take place via social media (Facebook, WhatsApp and Telegram) and the bulletin board on the University of Osnabrück platform StudIP. The experiment will be available for 14 days.</text:p>
      <text:p text:style-name="P3"/>
      <text:p text:style-name="P3">The study will be conducted in German because most of the people that we are going to reach are German native speakers. <text:span text:style-name="T33">Therefore, the only restriction for participants will be to be able to speak German on a B2 level or better.</text:span></text:p>
      <text:p text:style-name="P3"/>
      <text:p text:style-name="P2">Data set</text:p>
      <text:p text:style-name="P2"/>
      <text:p text:style-name="P7"><text:span text:style-name="Absatz-Standardschriftart"><text:span text:style-name="T1">We are using the first 36 black and 36 white male face images from the Chicago face database (version 2.0.3) as material plus the two above-mentioned character traits with some more as fillers for the first part of the study. We resized the pictures to 450 × 316 pixels. </text:span></text:span><text:span text:style-name="Absatz-Standardschriftart"><text:span text:style-name="T8">We use only male faces because the original study only used male faces as well.</text:span></text:span></text:p>
      <text:p text:style-name="P7"><text:span text:style-name="Absatz-Standardschriftart"><text:span text:style-name="T1">The face database is freely available here: </text:span></text:span><text:a xlink:type="simple" xlink:href="https://chicagofaces.org/default/" office:target-frame-name="_top" xlink:show="replace" text:style-name="Internet_20_link" text:visited-style-name="Visited_20_Internet_20_Link"><text:span text:style-name="Internet_5f_20_5f_link"><text:span text:style-name="T1">https://chicagofaces.org/default/</text:span></text:span></text:a></text:p>
      <text:p text:style-name="P3"/>
      <text:p text:style-name="P2">Study design</text:p>
      <text:p text:style-name="P3"/>
      <text:p text:style-name="Standard"><text:span text:style-name="Absatz-Standardschriftart"><text:span text:style-name="T1">The first part of our study will contain 10 character traits. Participants will see one trait at a time and are asked to rate them on a scale from 1 to 9 to be exclusive to humans (9) or humans and non-humans alike (1) with labeled end points. </text:span></text:span><text:span text:style-name="Absatz-Standardschriftart"><text:span text:style-name="T12">The exact wording will be “Wie bewerten Sie das folgende Merkmal?” </text:span></text:span><text:span text:style-name="Absatz-Standardschriftart"><text:span text:style-name="T1">(”How do you rate the following character trait?”) with “Trifft gleichermaßen auf Menschen und Tiere zu” (1) (”Equally applicable on humans and animals”) and “Trifft nur auf Menschen zu” (9) (”Only applicable on humans”) as the end points on the scales.</text:span></text:span></text:p>
      <text:p text:style-name="P3"/>
      <text:p text:style-name="P3">In the second part, participants will see <text:span text:style-name="T27">the</text:span><text:span text:style-name="T20"> </text:span>72 <text:span text:style-name="T27">different</text:span><text:span text:style-name="T20"> </text:span>upright male faces <text:span text:style-name="T27">randomly</text:span><text:span text:style-name="T20"> </text:span>one after another and are asked how strong they would attribute either trustworthiness or dominance to each face on a scale from 1 to 7 (1 = not trustworthy/dominant, 7 = very trustworthy/dominant) with labeled end points. Whether „trustworthiness“ or „dominance“ will be rated is chosen at random. The same will be done for the 72 inverted male faces. The blocks are counterbalanced, it is decided by coin flip if a participant gets first the upright faces block and then the inverted faces block or the other way around.</text:p>
      <text:p text:style-name="P3"/>
      <text:p text:style-name="P6">The exact wording in German will be “Wie dominant/vertrauenswürdig ist dieses Gesicht?” and for the scales “Gar nicht dominant/vertrauenswürdig” (1) and “Sehr dominant/vertrauenswürdig” (7).</text:p>
      <text:p text:style-name="P3">There is no <text:span text:style-name="T33">waiting time </text:span><text:span text:style-name="T43">indication</text:span><text:span text:style-name="T28"> </text:span><text:span text:style-name="T27">of changing conditions</text:span><text:span text:style-name="T20"> </text:span>between trials in both parts of the experiment. An information screen telling participants what is about to follow and what they are supposed to do is shown before each part of the experiment.</text:p>
      <text:p text:style-name="P3"/>
      <text:p text:style-name="P3">The following text will be displayed before the beginning of the first part: </text:p>
      <text:p text:style-name="P6">“In diesem Teil des Experiments sehen Sie ein Persönlichkeitsmerkmal.</text:p>
      <text:p text:style-name="P6">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6"/>
      <text:p text:style-name="P6">Wenn Sie bereit sind, drücken Sie bitte auf Start:”</text:p>
      <text:p text:style-name="P7"/>
      <text:p text:style-name="Standard"><text:span text:style-name="Absatz-Standardschriftart"><text:span text:style-name="T1">After completion of the first part, the following text will be displayed: </text:span></text:span></text:p>
      <text:p text:style-name="P6">“In diesem Teil des Experiments werden Ihnen Fotos von Gesichtern gezeigt.</text:p>
      <text:p text:style-name="P6">Es ist Ihre Aufgabe auf einer Skala von 1-7 zu bewerten, inwieweit das Persönlichkeitsmerkmal <text:soft-page-break/>“Dominanz” (or if applicable “Vertrauenswürdigkeit”) auf das Gesicht zutrifft.</text:p>
      <text:p text:style-name="P6">1 steht hier für 'Gar nicht dominant (or if applicable vertrauenswürdig)',</text:p>
      <text:p text:style-name="P6">7 steht für 'Sehr dominant (or if applicable vertrauenswürdig)'.</text:p>
      <text:p text:style-name="P6"/>
      <text:p text:style-name="P6">Sie sehen zunächst auf den Kopf gestellte Fotos, und dann aufrechte. /</text:p>
      <text:p text:style-name="Standard"><text:span text:style-name="Absatz-Standardschriftart"><text:span text:style-name="T12">Sie sehen zunächst aufrechte Fotos, und dann auf den Kopf gestellte.</text:span></text:span></text:p>
      <text:p text:style-name="P5">(It is decided by coin flip which sentence is displayed. Pictures appear as announced, either turned around and then upright (First version of the sentence) or upright and then turned around (second version of the sentence))</text:p>
      <text:p text:style-name="P3"/>
      <text:p text:style-name="P6">Wenn Sie bereit sind, drücken Sie bitte auf Start:”</text:p>
      <text:p text:style-name="P6"/>
      <text:p text:style-name="P2">Measured variables</text:p>
      <text:p text:style-name="P10"/>
      <text:p text:style-name="P18"><text:span text:style-name="T19">For the first part we collect the ratings of the traits. The independent variable would be the different character traits and the dependent variable the rating of the given trait. The character traits are scaled nominal and their rating is of an ordinal scale.</text:span></text:p>
      <text:p text:style-name="P17">In the second part we collect the ratings of character traits being ascribed to either upright or inverted pictures. Here the independent variables would be the currently rated character trait (either trustworthiness or dominance) the photos and the condition of the photos (either upright or inverted). <text:span text:style-name="T55">The dependent variable would be again the rating. The independent variables are of nominal scale and the dependent variable of an ordinal scale.</text:span></text:p>
      <text:p text:style-name="P12"><text:span text:style-name="T29">Moreover</text:span><text:span text:style-name="T19"> we</text:span> are going to keep track of the reaction time for every stimulus, <text:span text:style-name="T55">meaning </text:span>the ratings of the character traits in the first <text:span text:style-name="T55">part</text:span> as well as the ratings of the faces in the second part of the study. Furthermore we are going to collect the age and gender of all participants.</text:p>
      <text:p text:style-name="P3">The response time will be treated as an interval scale in milliseconds,<text:span text:style-name="T33"> ratings as an ordinal scale, </text:span>age as an interval scale and gender as a nominal scale.</text:p>
      <text:p text:style-name="P3"/>
      <text:p text:style-name="P2">Exclusion criteria</text:p>
      <text:p text:style-name="P2"/>
      <text:p text:style-name="P3">We are going to exclude data from participants who always give the same answer to every trial and data from participants who answer in a pattern (1, 2, 3, 4, 5, 6, 7) for at least 3 times . As for reaction times, we are going to exclude data from participants if their reaction times are outside the mean reaction time +/- 3 times the standard deviation interval.</text:p>
      <text:p text:style-name="P3"/>
      <text:p text:style-name="Standard"><text:span text:style-name="Absatz-Standardschriftart"><text:span text:style-name="T7">Statistical analysis</text:span></text:span></text:p>
      <text:p text:style-name="P3"/>
      <text:p text:style-name="P7"><text:span text:style-name="Absatz-Standardschriftart"><text:span text:style-name="T1">We are going to use R for statistical analysis with the packages tidyverse, effsize, readR, brms, desktools and Rmisc.</text:span></text:span></text:p>
      <text:p text:style-name="P15"><text:span text:style-name="Absatz-Standardschriftart"><text:span text:style-name="T28">We start with data preprocessing and split all data into two data frames: one containing data from the first part identified by the experiment name “</text:span></text:span><text:span text:style-name="Absatz-Standardschriftart"><text:span text:style-name="T32">rate_personality”</text:span></text:span><text:span text:style-name="Absatz-Standardschriftart"><text:span text:style-name="T28"> and one containing data from the second task identified by the experiment name “</text:span></text:span><text:span text:style-name="Absatz-Standardschriftart"><text:span text:style-name="T32">rate_face”</text:span></text:span><text:span text:style-name="Absatz-Standardschriftart"><text:span text:style-name="T28">. </text:span></text:span></text:p>
      <text:p text:style-name="P15"><text:span text:style-name="Absatz-Standardschriftart"><text:span text:style-name="T28">Both frames will be </text:span></text:span><text:span text:style-name="Absatz-Standardschriftart"><text:span text:style-name="T32">further </text:span></text:span><text:span text:style-name="Absatz-Standardschriftart"><text:span text:style-name="T28">filtered and adapted to be easily used in a regression model. This means we filter out the subject_id, the character traits dominance and trustworthiness and the ratings for the first part and the </text:span></text:span><text:span text:style-name="Absatz-Standardschriftart"><text:span text:style-name="T32">ratings, the picture-formats and the categories dominance and trustworthiness for the second part.</text:span></text:span></text:p>
      <text:p text:style-name="P19">As we only have ordinal dependent variables (the ratings) we will use cumulative regression models for analysis.</text:p>
      <text:p text:style-name="P14"/>
      <text:p text:style-name="P22">For the first part of the study, we are going to firstly filter out the necessary data (which is the rating of dominance and trustworthiness). </text:p>
      <text:p text:style-name="P20">The first part is a within-subject-design. <text:span text:style-name="T57">As such we need the </text:span><text:span text:style-name="T24">by-participant random intercept (1</text:span><text:span text:style-name="T25">|</text:span><text:span text:style-name="T26">subject_id). We will model the rating against the category, meaning trustworthiness and dominance, and the by-participant random intercept.</text:span></text:p>
      <text:p text:style-name="P3"><text:soft-page-break/></text:p>
      <text:p text:style-name="P13"><text:span text:style-name="T34">For the second part w</text:span><text:span text:style-name="T33">e will </text:span><text:span text:style-name="T35">c</text:span><text:span text:style-name="T36">ompare</text:span><text:span text:style-name="T33"> </text:span><text:span text:style-name="T34">3</text:span><text:span text:style-name="T33"> different regression models.</text:span> <text:span text:style-name="T32">For the second part we</text:span><text:span text:style-name="T21"> have a between subject design. As such we may ignore the </text:span><text:span text:style-name="T22">by-participant random intercept </text:span><text:span text:style-name="T21">for all models</text:span><text:span text:style-name="T22">.</text:span></text:p>
      <text:p text:style-name="P16"><text:span text:style-name="T22">To find the best fitting model we will compare three different regressions models.</text:span></text:p>
      <text:p text:style-name="P3">The first <text:span text:style-name="T56">model </text:span><text:span text:style-name="T33">one will be </text:span><text:span text:style-name="T42"><text:s/></text:span>model<text:span text:style-name="T56">s</text:span> the responses, <text:span text:style-name="T56">meaning the individual ratings of the pictures,</text:span> against the categories <text:span text:style-name="T30">dominance and trustworthiness</text:span><text:span text:style-name="T28">.</text:span> </text:p>
      <text:p text:style-name="P3"><text:span text:style-name="T56">For the</text:span> second <text:span text:style-name="T56">one we </text:span>will be <text:span text:style-name="T31">modeling</text:span> the responses against the categories <text:span text:style-name="T31">dominance and trustworthiness</text:span><text:span text:style-name="T28"> </text:span><text:span text:style-name="T31">as above</text:span><text:span text:style-name="T56"> </text:span>and the picture format (inverted and upright).</text:p>
      <text:p text:style-name="P13"><text:span text:style-name="T28">F</text:span><text:span text:style-name="T31">inally,</text:span><text:span text:style-name="T56"> f</text:span>or the third one, we will model the responses against the categories <text:span text:style-name="T31">dominance and trustworthiness</text:span> and the category per picture format (category|pictureFormat). </text:p>
      <text:p text:style-name="P3"/>
      <text:p text:style-name="P3">Once we have all <text:span text:style-name="T57">three</text:span> models, we will use the loo and loo_compare function of R to determine the best of the models.</text:p>
      <text:p text:style-name="P8"/>
      <text:p text:style-name="P7"><text:span text:style-name="Absatz-Standardschriftart"><text:span text:style-name="T1">To judge if our </text:span></text:span><text:span text:style-name="Absatz-Standardschriftart"><text:span text:style-name="T10">first</text:span></text:span><text:span text:style-name="Absatz-Standardschriftart"><text:span text:style-name="T3"> </text:span></text:span><text:span text:style-name="Absatz-Standardschriftart"><text:span text:style-name="T1">hypothesis </text:span></text:span><text:span text:style-name="Absatz-Standardschriftart"><text:span text:style-name="T37">1</text:span></text:span><text:span text:style-name="Absatz-Standardschriftart"><text:span text:style-name="T1"> </text:span></text:span><text:span text:style-name="Absatz-Standardschriftart"><text:span text:style-name="T10">(</text:span></text:span><text:span text:style-name="Absatz-Standardschriftart"><text:span text:style-name="T9">trustworthiness would be rated as a more human-</text:span></text:span><text:span text:style-name="Absatz-Standardschriftart"><text:span text:style-name="T11">like</text:span></text:span><text:span text:style-name="Absatz-Standardschriftart"><text:span text:style-name="T9"> trait than dominance</text:span></text:span><text:span text:style-name="Absatz-Standardschriftart"><text:span text:style-name="T10">)</text:span></text:span><text:span text:style-name="Absatz-Standardschriftart"><text:span text:style-name="T2"> </text:span></text:span><text:span text:style-name="Absatz-Standardschriftart"><text:span text:style-name="T1">was correct, we need the </text:span></text:span><text:span text:style-name="Absatz-Standardschriftart"><text:span text:style-name="T37">paired sampled t-test to exceed statistical significance as well as Cohen's d for to be labeled as “large” </text:span></text:span><text:span text:style-name="Absatz-Standardschriftart"><text:span text:style-name="T38">model to </text:span></text:span><text:span text:style-name="Absatz-Standardschriftart"><text:span text:style-name="T39">sho</text:span></text:span><text:span text:style-name="Absatz-Standardschriftart"><text:span text:style-name="T45"> </text:span></text:span><text:span text:style-name="Absatz-Standardschriftart"><text:span text:style-name="T47">the correct pair of reference category, point estimate and credibility interval </text:span></text:span><text:span text:style-name="Absatz-Standardschriftart"><text:span text:style-name="T49">in the table “Population-Level Effects</text:span></text:span><text:span text:style-name="Absatz-Standardschriftart"><text:span text:style-name="T47">. For a significant model we need a credibility interval excluding zero. Furthermore if dominance is the reference category we need a positive point estimate </text:span></text:span><text:span text:style-name="Absatz-Standardschriftart"><text:span text:style-name="T50">for trustworthiness</text:span></text:span><text:span text:style-name="Absatz-Standardschriftart"><text:span text:style-name="T47"> </text:span></text:span><text:span text:style-name="Absatz-Standardschriftart"><text:span text:style-name="T48">to conclude that </text:span></text:span><text:span text:style-name="Absatz-Standardschriftart"><text:span text:style-name="T49">people rate trustworthiness as generally a general more human like trait than dominance.</text:span></text:span><text:span text:style-name="Absatz-Standardschriftart"><text:span text:style-name="T48"> If we have trustworthiness as reference category we would need a negative point estimate so we can </text:span></text:span><text:span text:style-name="Absatz-Standardschriftart"><text:span text:style-name="T49">prove our hypothesis</text:span></text:span></text:p>
      <text:p text:style-name="P7"><text:span text:style-name="Absatz-Standardschriftart"><text:span text:style-name="T1"/></text:span></text:p>
      <text:p text:style-name="P25"><text:span text:style-name="Absatz-Standardschriftart"><text:span text:style-name="T5">To prove hypothesis 2 </text:span></text:span><text:span text:style-name="Absatz-Standardschriftart"><text:span text:style-name="T15">that dominance is less influenced than trustworthiness by the picture format (whether it is inverted or not), we look if it is modeled by the best fitting model for the data</text:span></text:span></text:p>
      <text:p text:style-name="P24"><text:span text:style-name="Absatz-Standardschriftart"><text:span text:style-name="T1">To </text:span></text:span><text:span text:style-name="Absatz-Standardschriftart"><text:span text:style-name="T37">judge for acceptance or rejection of</text:span></text:span><text:span text:style-name="Absatz-Standardschriftart"><text:span text:style-name="T4"> </text:span></text:span><text:span text:style-name="Absatz-Standardschriftart"><text:span text:style-name="T11">find the best model</text:span></text:span><text:span text:style-name="Absatz-Standardschriftart"><text:span text:style-name="T40"> for </text:span></text:span><text:span text:style-name="Absatz-Standardschriftart"><text:span text:style-name="T37">hypothesis 2 </text:span></text:span><text:span text:style-name="Absatz-Standardschriftart"><text:span text:style-name="T46">fitting the data</text:span></text:span><text:span text:style-name="Absatz-Standardschriftart"><text:span text:style-name="T1">, we take a look at the </text:span></text:span><text:span text:style-name="Absatz-Standardschriftart"><text:span text:style-name="T44">best</text:span></text:span><text:span text:style-name="Absatz-Standardschriftart"><text:span text:style-name="T1"> model determined by loo_compare. </text:span></text:span><text:span text:style-name="Absatz-Standardschriftart"><text:span text:style-name="T37">In our pilot, this is model </text:span></text:span><text:span text:style-name="Absatz-Standardschriftart"><text:span text:style-name="T40">6</text:span></text:span><text:span text:style-name="Absatz-Standardschriftart"><text:span text:style-name="T37">. </text:span></text:span><text:span text:style-name="Absatz-Standardschriftart"><text:span text:style-name="T1">Then, we check in the table named </text:span></text:span><text:span text:style-name="Absatz-Standardschriftart"><text:span text:style-name="T14">“</text:span></text:span><text:span text:style-name="Absatz-Standardschriftart"><text:span text:style-name="Source_20_Text"><text:span text:style-name="T14">Population-Level Effects</text:span></text:span></text:span><text:span text:style-name="Absatz-Standardschriftart"><text:span text:style-name="T14">” if the </text:span></text:span><text:span text:style-name="Absatz-Standardschriftart"><text:span text:style-name="T51">credibility interval exclud</text:span></text:span><text:span text:style-name="Absatz-Standardschriftart"><text:span text:style-name="T52">es</text:span></text:span><text:span text:style-name="Absatz-Standardschriftart"><text:span text:style-name="T51"> zero </text:span></text:span><text:span text:style-name="Absatz-Standardschriftart"><text:span text:style-name="T41">difference of the columns named “</text:span></text:span><text:span text:style-name="Absatz-Standardschriftart"><text:span text:style-name="Source_20_Text"><text:span text:style-name="T41">l-95% CI” and <text:s/>“ u-95% CI</text:span></text:span></text:span><text:span text:style-name="Absatz-Standardschriftart"><text:span text:style-name="T41">” for the row “category” contains the 0</text:span></text:span><text:span text:style-name="Absatz-Standardschriftart"><text:span text:style-name="T14">. If that is the case, we </text:span></text:span><text:span text:style-name="Absatz-Standardschriftart"><text:span text:style-name="T41">reject</text:span></text:span><text:span text:style-name="Absatz-Standardschriftart"><text:span text:style-name="T53"> </text:span></text:span><text:span text:style-name="Absatz-Standardschriftart"><text:span text:style-name="T52">accept</text:span></text:span><text:span text:style-name="Absatz-Standardschriftart"><text:span text:style-name="T54"> </text:span></text:span><text:span text:style-name="Absatz-Standardschriftart"><text:span text:style-name="T14">the </text:span></text:span><text:span text:style-name="Absatz-Standardschriftart"><text:span text:style-name="T41">hypothesis </text:span></text:span><text:span text:style-name="Absatz-Standardschriftart"><text:span text:style-name="T52">model</text:span></text:span><text:span text:style-name="Absatz-Standardschriftart"><text:span text:style-name="T17">. </text:span></text:span><text:span text:style-name="Absatz-Standardschriftart"><text:span text:style-name="T16">Then we look at the point estimate and reference category. </text:span></text:span><text:span text:style-name="Absatz-Standardschriftart"><text:span text:style-name="T18">If we have dominance as reference category we predict a negative point estimate for trustworthiness because trustworthiness is more influenced than dominance.</text:span></text:span></text:p>
      <text:p text:style-name="P25"><text:span text:style-name="Absatz-Standardschriftart"><text:span text:style-name="T14"><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Courier New" svg:font-family="'Courier New'" style:font-family-generic="modern" style:font-pitch="fixed"/>
    <style:font-face style:name="0" svg:font-family="0"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Times New Roman" fo:font-size="10pt" fo:letter-spacing="normal" fo:language="de" fo:country="DE" fo:font-style="normal" style:text-underline-style="none" fo:font-weight="normal" style:letter-kerning="true"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0pt" fo:letter-spacing="normal" fo:language="de" fo:country="DE" fo:font-style="normal" style:text-underline-style="none" fo:font-weight="normal" style:letter-kerning="true" fo:background-color="transparent"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default-outline-level="1" style:class="text">
      <style:paragraph-properties fo:hyphenation-ladder-count="no-limi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fo:hyphenate="false"/>
    </style:style>
    <style:style style:name="Heading_20_2" style:display-name="Heading 2" style:family="paragraph" style:parent-style-name="Standard" style:default-outline-level="2" style:class="text">
      <style:paragraph-properties fo:hyphenation-ladder-count="no-limi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fo:hyphenate="false"/>
    </style:style>
    <style:style style:name="Heading_20_3" style:display-name="Heading 3" style:family="paragraph" style:parent-style-name="Standard" style:default-outline-level="3" style:class="text">
      <style:paragraph-properties fo:hyphenation-ladder-count="no-limi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fo:hyphenate="false"/>
    </style:style>
    <style:style style:name="Heading_20_4" style:display-name="Heading 4" style:family="paragraph" style:parent-style-name="Standard" style:default-outline-level="4" style:class="text">
      <style:paragraph-properties fo:hyphenation-ladder-count="no-limi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style:style>
    <style:style style:name="Heading_20_5" style:display-name="Heading 5" style:family="paragraph" style:parent-style-name="Standard" style:default-outline-level="5" style:class="text">
      <style:paragraph-properties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Heading_20_6" style:display-name="Heading 6" style:family="paragraph" style:parent-style-name="Standard" style:default-outline-level="6" style:class="text">
      <style:paragraph-properties fo:hyphenation-ladder-count="no-limi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fo:hyphenate="false"/>
    </style:style>
    <style:style style:name="Heading_20_7" style:display-name="Heading 7" style:family="paragraph" style:parent-style-name="Standard" style:default-outline-level="7" style:class="text">
      <style:paragraph-properties fo:hyphenation-ladder-count="no-limi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fo:hyphenate="false"/>
    </style:style>
    <style:style style:name="Heading_20_8" style:display-name="Heading 8" style:family="paragraph" style:parent-style-name="Standard" style:default-outline-level="8" style:class="text">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Heading_20_9" style:display-name="Heading 9" style:family="paragraph" style:parent-style-name="Standard" style:default-outline-level="9" style:class="text">
      <style:paragraph-properties fo:hyphenation-ladder-count="no-limi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Kein_20_Leerraum" style:display-name="Kein Leerraum" style:family="paragraph">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font-style="italic" style:font-style-asian="italic" fo:hyphenate="false"/>
    </style:style>
    <style:style style:name="Intensives_20_Zitat" style:display-name="Intensives Zitat" style:family="paragraph" style:parent-style-name="Standard">
      <style:paragraph-properties fo:hyphenation-ladder-count="no-limit"/>
      <style:text-properties fo:font-style="italic" style:font-style-asian="italic" fo:hyphenate="false"/>
    </style:style>
    <style:style style:name="Fußnotentext" style:family="paragraph" style:parent-style-name="Standard">
      <style:paragraph-properties fo:hyphenation-ladder-count="no-limit"/>
      <style:text-properties fo:font-size="9pt" style:font-size-asian="9pt" fo:hyphenate="false"/>
    </style:style>
    <style:style style:name="Verzeichnis_20_1" style:display-name="Verzeichnis 1" style:family="paragraph" style:parent-style-name="Standard">
      <style:paragraph-properties fo:margin-top="0cm" fo:margin-bottom="0.101cm" loext:contextual-spacing="false" fo:hyphenation-ladder-count="no-limit"/>
      <style:text-properties fo:hyphenate="false"/>
    </style:style>
    <style:style style:name="Verzeichnis_20_2" style:display-name="Verzeichnis 2" style:family="paragraph" style:parent-style-name="Standard">
      <style:paragraph-properties fo:margin-left="0.499cm" fo:margin-right="0cm" fo:margin-top="0cm" fo:margin-bottom="0.101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paragraph-properties fo:margin-left="1cm" fo:margin-right="0cm" fo:margin-top="0cm" fo:margin-bottom="0.101cm" loext:contextual-spacing="false" fo:hyphenation-ladder-count="no-limit" fo:text-indent="0cm" style:auto-text-indent="false">
        <style:tab-stops/>
      </style:paragraph-properties>
      <style:text-properties fo:hyphenate="false"/>
    </style:style>
    <style:style style:name="Verzeichnis_20_4" style:display-name="Verzeichnis 4" style:family="paragraph" style:parent-style-name="Standard">
      <style:paragraph-properties fo:margin-left="1.499cm" fo:margin-right="0cm" fo:margin-top="0cm" fo:margin-bottom="0.101cm" loext:contextual-spacing="false" fo:hyphenation-ladder-count="no-limit" fo:text-indent="0cm" style:auto-text-indent="false">
        <style:tab-stops/>
      </style:paragraph-properties>
      <style:text-properties fo:hyphenate="false"/>
    </style:style>
    <style:style style:name="Verzeichnis_20_5" style:display-name="Verzeichnis 5" style:family="paragraph" style:parent-style-name="Standard">
      <style:paragraph-properties fo:margin-left="2cm" fo:margin-right="0cm" fo:margin-top="0cm" fo:margin-bottom="0.101cm" loext:contextual-spacing="false" fo:hyphenation-ladder-count="no-limit" fo:text-indent="0cm" style:auto-text-indent="false">
        <style:tab-stops/>
      </style:paragraph-properties>
      <style:text-properties fo:hyphenate="false"/>
    </style:style>
    <style:style style:name="Verzeichnis_20_6" style:display-name="Verzeichnis 6" style:family="paragraph" style:parent-style-name="Standard">
      <style:paragraph-properties fo:margin-left="2.499cm" fo:margin-right="0cm" fo:margin-top="0cm" fo:margin-bottom="0.101cm" loext:contextual-spacing="false" fo:hyphenation-ladder-count="no-limit" fo:text-indent="0cm" style:auto-text-indent="false">
        <style:tab-stops/>
      </style:paragraph-properties>
      <style:text-properties fo:hyphenate="false"/>
    </style:style>
    <style:style style:name="Verzeichnis_20_7" style:display-name="Verzeichnis 7" style:family="paragraph" style:parent-style-name="Standard">
      <style:paragraph-properties fo:margin-left="3cm" fo:margin-right="0cm" fo:margin-top="0cm" fo:margin-bottom="0.101cm" loext:contextual-spacing="false" fo:hyphenation-ladder-count="no-limit" fo:text-indent="0cm" style:auto-text-indent="false">
        <style:tab-stops/>
      </style:paragraph-properties>
      <style:text-properties fo:hyphenate="false"/>
    </style:style>
    <style:style style:name="Verzeichnis_20_8" style:display-name="Verzeichnis 8" style:family="paragraph" style:parent-style-name="Standard">
      <style:paragraph-properties fo:margin-left="3.5cm" fo:margin-right="0cm" fo:margin-top="0cm" fo:margin-bottom="0.101cm" loext:contextual-spacing="false" fo:hyphenation-ladder-count="no-limit" fo:text-indent="0cm" style:auto-text-indent="false">
        <style:tab-stops/>
      </style:paragraph-properties>
      <style:text-properties fo:hyphenate="false"/>
    </style:style>
    <style:style style:name="Verzeichnis_20_9" style:display-name="Verzeichnis 9" style:family="paragraph" style:parent-style-name="Standard">
      <style:paragraph-properties fo:margin-left="4.001cm" fo:margin-right="0cm" fo:margin-top="0cm" fo:margin-bottom="0.101cm" loext:contextual-spacing="false" fo:hyphenation-ladder-count="no-limit" fo:text-indent="0cm" style:auto-text-indent="false">
        <style:tab-stops/>
      </style:paragraph-properties>
      <style:text-properties fo:hyphenate="false"/>
    </style:style>
    <style:style style:name="Inhaltsverzeichnisüberschrift" style:family="paragraph" style:parent-style-name="Standard">
      <style:paragraph-properties fo:hyphenation-ladder-count="no-limit"/>
      <style:text-properties fo:hyphenate="false"/>
    </style:style>
    <style:style style:name="Text_5f_20_5f_body" style:display-name="Text_20_body" style:family="paragraph" style:parent-style-name="Standard">
      <style:paragraph-properties fo:margin-top="0cm" fo:margin-bottom="0.212cm" loext:contextual-spacing="false" fo:hyphenation-ladder-count="no-limit"/>
      <style:text-properties fo:hyphenate="false"/>
    </style:style>
    <style:style style:name="Heading_5f_20_5f_1" style:display-name="Heading_20_1" style:family="paragraph" style:parent-style-name="Standard">
      <style:paragraph-properties fo:hyphenation-ladder-count="no-limi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fo:hyphenate="false"/>
    </style:style>
    <style:style style:name="Heading_5f_20_5f_2" style:display-name="Heading_20_2" style:family="paragraph" style:parent-style-name="Standard">
      <style:paragraph-properties fo:hyphenation-ladder-count="no-limi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fo:hyphenate="false"/>
    </style:style>
    <style:style style:name="Heading_5f_20_5f_3" style:display-name="Heading_20_3" style:family="paragraph" style:parent-style-name="Standard">
      <style:paragraph-properties fo:hyphenation-ladder-count="no-limi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fo:hyphenate="false"/>
    </style:style>
    <style:style style:name="Heading_5f_20_5f_4" style:display-name="Heading_20_4" style:family="paragraph" style:parent-style-name="Standard">
      <style:paragraph-properties fo:hyphenation-ladder-count="no-limi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style:style>
    <style:style style:name="Heading_5f_20_5f_5" style:display-name="Heading_20_5" style:family="paragraph" style:parent-style-name="Standard">
      <style:paragraph-properties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Heading_5f_20_5f_6" style:display-name="Heading_20_6" style:family="paragraph" style:parent-style-name="Standard">
      <style:paragraph-properties fo:hyphenation-ladder-count="no-limi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fo:hyphenate="false"/>
    </style:style>
    <style:style style:name="Heading_5f_20_5f_7" style:display-name="Heading_20_7" style:family="paragraph" style:parent-style-name="Standard">
      <style:paragraph-properties fo:hyphenation-ladder-count="no-limi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fo:hyphenate="false"/>
    </style:style>
    <style:style style:name="Heading_5f_20_5f_8" style:display-name="Heading_20_8"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Heading_5f_20_5f_9" style:display-name="Heading_20_9" style:family="paragraph" style:parent-style-name="Standard">
      <style:paragraph-properties fo:hyphenation-ladder-count="no-limi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fo:hyphenate="false"/>
    </style:style>
    <style:style style:name="Kein_5f_20_5f_Leerraum" style:display-name="Kein_20_Leerraum" style:family="paragraph" style:parent-style-name="Standard">
      <style:paragraph-properties fo:hyphenation-ladder-count="no-limit"/>
      <style:text-properties fo:hyphenate="false"/>
    </style:style>
    <style:style style:name="Title" style:family="paragraph" style:parent-style-name="Standard" style:class="chapter">
      <style:paragraph-properties fo:hyphenation-ladder-count="no-limit"/>
      <style:text-properties fo:font-size="24pt" style:font-size-asian="24pt" fo:hyphenate="false"/>
    </style:style>
    <style:style style:name="Subtitle" style:family="paragraph" style:parent-style-name="Standard" style:class="chapter">
      <style:paragraph-properties fo:hyphenation-ladder-count="no-limit"/>
      <style:text-properties fo:font-size="12pt" style:font-size-asian="12pt" fo:hyphenate="false"/>
    </style:style>
    <style:style style:name="Intensives_5f_20_5f_Zitat" style:display-name="Intensives_20_Zitat" style:family="paragraph" style:parent-style-name="Standard">
      <style:paragraph-properties fo:hyphenation-ladder-count="no-limit"/>
      <style:text-properties fo:font-style="italic" style:font-style-asian="italic" fo:hyphenate="false"/>
    </style:style>
    <style:style style:name="Head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style:style>
    <style:style style:name="Verzeichnis_5f_20_5f_1" style:display-name="Verzeichnis_20_1" style:family="paragraph" style:parent-style-name="Standard">
      <style:paragraph-properties fo:margin-top="0cm" fo:margin-bottom="0.101cm" loext:contextual-spacing="false" fo:hyphenation-ladder-count="no-limit"/>
      <style:text-properties fo:hyphenate="false"/>
    </style:style>
    <style:style style:name="Verzeichnis_5f_20_5f_2" style:display-name="Verzeichnis_20_2" style:family="paragraph" style:parent-style-name="Standard">
      <style:paragraph-properties fo:margin-left="0.499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3" style:display-name="Verzeichnis_20_3" style:family="paragraph" style:parent-style-name="Standard">
      <style:paragraph-properties fo:margin-left="1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4" style:display-name="Verzeichnis_20_4" style:family="paragraph" style:parent-style-name="Standard">
      <style:paragraph-properties fo:margin-left="1.499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5" style:display-name="Verzeichnis_20_5" style:family="paragraph" style:parent-style-name="Standard">
      <style:paragraph-properties fo:margin-left="2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6" style:display-name="Verzeichnis_20_6" style:family="paragraph" style:parent-style-name="Standard">
      <style:paragraph-properties fo:margin-left="2.499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7" style:display-name="Verzeichnis_20_7" style:family="paragraph" style:parent-style-name="Standard">
      <style:paragraph-properties fo:margin-left="3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8" style:display-name="Verzeichnis_20_8" style:family="paragraph" style:parent-style-name="Standard">
      <style:paragraph-properties fo:margin-left="3.5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9" style:display-name="Verzeichnis_20_9" style:family="paragraph" style:parent-style-name="Standard">
      <style:paragraph-properties fo:margin-left="4.001cm" fo:margin-right="0cm" fo:margin-top="0cm" fo:margin-bottom="0.101cm" loext:contextual-spacing="false" fo:hyphenation-ladder-count="no-limit" fo:text-indent="0cm" style:auto-text-indent="false">
        <style:tab-stops/>
      </style:paragraph-properties>
      <style:text-properties fo:hyphenate="false"/>
    </style:style>
    <style:style style:name="Text_5f_5f_5f_20_5f_5f_5f_body" style:display-name="Text_5f_20_5f_body" style:family="paragraph" style:parent-style-name="Standard">
      <style:paragraph-properties fo:margin-top="0cm" fo:margin-bottom="0.212cm" loext:contextual-spacing="false" fo:hyphenation-ladder-count="no-limit"/>
      <style:text-properties fo:hyphenate="false"/>
    </style:style>
    <style:style style:name="List" style:family="paragraph" style:parent-style-name="Text_5f_5f_5f_20_5f_5f_5f_body" style:class="list">
      <style:paragraph-properties fo:hyphenation-ladder-count="no-limit"/>
      <style:text-properties fo:hyphenate="false"/>
    </style:style>
    <style:style style:name="Caption" style:family="paragraph" style:parent-style-name="Standard" style:class="extra">
      <style:paragraph-properties fo:hyphenation-ladder-count="no-limit"/>
      <style:text-properties fo:font-size="12pt" fo:font-style="italic" style:font-size-asian="12pt" style:font-style-asian="italic" fo:hyphenate="false"/>
    </style:style>
    <style:style style:name="Index" style:family="paragraph" style:parent-style-name="Standard" style:class="index">
      <style:paragraph-properties fo:hyphenation-ladder-count="no-limit"/>
      <style:text-properties fo:hyphenate="false"/>
    </style:style>
    <style:style style:name="Endnote" style:family="paragraph" style:parent-style-name="Standard"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Absatz-Standardschriftart" style:family="text"/>
    <style:style style:name="Heading_20_1_20_Char" style:display-name="Heading 1 Char" style:family="tex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style>
    <style:style style:name="Heading_20_2_20_Char" style:display-name="Heading 2 Char" style:family="tex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_20_Char" style:display-name="Heading 3 Char" style:family="tex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style>
    <style:style style:name="Heading_20_4_20_Char" style:display-name="Heading 4 Char" style:family="tex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20_5_20_Char" style:display-name="Heading 5 Char" style:family="tex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6_20_Char" style:display-name="Heading 6 Char"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Heading_20_7_20_Char" style:display-name="Heading 7 Char" style:family="tex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style>
    <style:style style:name="Heading_20_8_20_Char" style:display-name="Heading 8 Char" style:family="tex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style>
    <style:style style:name="Heading_20_9_20_Char" style:display-name="Heading 9 Char" style:family="tex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0% 100%"/>
    </style:style>
    <style:style style:name="Heading_5f_20_5f_1_5f_20_5f_Char" style:display-name="Heading_20_1_20_Char" style:family="tex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style>
    <style:style style:name="Heading_5f_20_5f_2_5f_20_5f_Char" style:display-name="Heading_20_2_20_Char" style:family="tex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5f_20_5f_3_5f_20_5f_Char" style:display-name="Heading_20_3_20_Char" style:family="tex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style>
    <style:style style:name="Heading_5f_20_5f_4_5f_20_5f_Char" style:display-name="Heading_20_4_20_Char" style:family="tex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5f_20_5f_5_5f_20_5f_Char" style:display-name="Heading_20_5_20_Char" style:family="tex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5f_20_5f_6_5f_20_5f_Char" style:display-name="Heading_20_6_20_Char"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Heading_5f_20_5f_7_5f_20_5f_Char" style:display-name="Heading_20_7_20_Char" style:family="tex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style>
    <style:style style:name="Heading_5f_20_5f_8_5f_20_5f_Char" style:display-name="Heading_20_8_20_Char" style:family="tex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style>
    <style:style style:name="Heading_5f_20_5f_9_5f_20_5f_Char" style:display-name="Heading_20_9_20_Char" style:family="tex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style>
    <style:style style:name="Title_5f_20_5f_Char" style:display-name="Title_20_Char" style:family="text">
      <style:text-properties fo:font-size="24pt" style:font-size-asian="24pt"/>
    </style:style>
    <style:style style:name="Subtitle_5f_20_5f_Char" style:display-name="Subtitle_20_Char" style:family="text">
      <style:text-properties fo:font-size="12pt" style:font-size-asian="12pt"/>
    </style:style>
    <style:style style:name="Quote_5f_20_5f_Char" style:display-name="Quote_20_Char" style:family="text">
      <style:text-properties fo:font-style="italic" style:font-style-asian="italic"/>
    </style:style>
    <style:style style:name="Intense_5f_20_5f_Quote_5f_20_5f_Char" style:display-name="Intense_20_Quote_20_Char" style:family="text">
      <style:text-properties fo:font-style="italic" style:font-style-asian="italic"/>
    </style:style>
    <style:style style:name="Header_5f_20_5f_Char" style:display-name="Header_20_Char" style:family="text"/>
    <style:style style:name="Footer_5f_20_5f_Char" style:display-name="Footer_20_Char"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5f_20_5f_link" style:display-name="Internet_20_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5f_20_5f_Text_5f_20_5f_Char" style:display-name="Footnote_20_Text_20_Char" style:family="text">
      <style:text-properties fo:font-size="9pt" style:font-size-asian="9pt"/>
    </style:style>
    <style:style style:name="Footnote_5f_20_5f_Symbol" style:display-name="Footnote_20_Symbol" style:family="text"/>
    <style:style style:name="Internet_5f_5f_5f_20_5f_5f_5f_link" style:display-name="Internet_5f_20_5f_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5f_20_5f_Symbol" style:display-name="Endnote_20_Symbol" style:family="text"/>
    <style:style style:name="Endnote_5f_20_5f_anchor" style:display-name="Endnote_20_anchor" style:family="text">
      <style:text-properties style:text-position="0% 100%"/>
    </style:style>
    <style:style style:name="Numbering_5f_20_5f_Symbols" style:display-name="Numbering_20_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By: Anna Sophia Sommer, Daniel Pietschke, Esther Chevalier, Fabienne Kock, Sarah Greb</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initial-creator>HP</meta:initial-creator>
    <meta:creation-date>2019-07-09T15:20:00</meta:creation-date>
    <dc:date>2019-07-09T19:50:46.850000000</dc:date>
    <meta:editing-cycles>14</meta:editing-cycles>
    <meta:editing-duration>PT2H31M48S</meta:editing-duration>
    <meta:document-statistic meta:table-count="0" meta:image-count="0" meta:object-count="0" meta:page-count="4" meta:paragraph-count="63" meta:word-count="1995" meta:character-count="12482" meta:non-whitespace-character-count="10534"/>
    <meta:template xlink:type="simple" xlink:actuate="onRequest" xlink:title="" xlink:href="Normal"/>
  </office:meta>
</office:document-meta>
</file>